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069cm"/>
    </style:style>
    <style:style style:name="co3" style:family="table-column">
      <style:table-column-properties fo:break-before="auto" style:column-width="1.674cm"/>
    </style:style>
    <style:style style:name="co4" style:family="table-column">
      <style:table-column-properties fo:break-before="auto" style:column-width="1.785cm"/>
    </style:style>
    <style:style style:name="co5" style:family="table-column">
      <style:table-column-properties fo:break-before="auto" style:column-width="1.894cm"/>
    </style:style>
    <style:style style:name="co6" style:family="table-column">
      <style:table-column-properties fo:break-before="auto" style:column-width="1.044cm"/>
    </style:style>
    <style:style style:name="co7" style:family="table-column">
      <style:table-column-properties fo:break-before="auto" style:column-width="3.463cm"/>
    </style:style>
    <style:style style:name="co8" style:family="table-column">
      <style:table-column-properties fo:break-before="auto" style:column-width="1.242cm"/>
    </style:style>
    <style:style style:name="co9" style:family="table-column">
      <style:table-column-properties fo:break-before="auto" style:column-width="1.372cm"/>
    </style:style>
    <style:style style:name="co10" style:family="table-column">
      <style:table-column-properties fo:break-before="auto" style:column-width="6.925cm"/>
    </style:style>
    <style:style style:name="co11" style:family="table-column">
      <style:table-column-properties fo:break-before="auto" style:column-width="3.006cm"/>
    </style:style>
    <style:style style:name="co12" style:family="table-column">
      <style:table-column-properties fo:break-before="auto" style:column-width="2.372cm"/>
    </style:style>
    <style:style style:name="co13" style:family="table-column">
      <style:table-column-properties fo:break-before="auto" style:column-width="1.743cm"/>
    </style:style>
    <style:style style:name="co14" style:family="table-column">
      <style:table-column-properties fo:break-before="auto" style:column-width="7.317cm"/>
    </style:style>
    <style:style style:name="co15" style:family="table-column">
      <style:table-column-properties fo:break-before="auto" style:column-width="2.439cm"/>
    </style:style>
    <style:style style:name="co16" style:family="table-column">
      <style:table-column-properties fo:break-before="auto" style:column-width="1.829cm"/>
    </style:style>
    <style:style style:name="co17" style:family="table-column">
      <style:table-column-properties fo:break-before="auto" style:column-width="3.898cm"/>
    </style:style>
    <style:style style:name="co18" style:family="table-column">
      <style:table-column-properties fo:break-before="auto" style:column-width="2.09cm"/>
    </style:style>
    <style:style style:name="co19" style:family="table-column">
      <style:table-column-properties fo:break-before="auto" style:column-width="1.981cm"/>
    </style:style>
    <style:style style:name="co20" style:family="table-column">
      <style:table-column-properties fo:break-before="auto" style:column-width="2.417cm"/>
    </style:style>
    <style:style style:name="co21"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71cm"/>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4T12:04:26.99" calcext:value-type="date" table:number-columns-spanned="3" table:number-rows-spanned="1">
            <text:p>Aug-04-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09T12:04:26.99" calcext:value-type="date" table:number-columns-spanned="3" table:number-rows-spanned="1">
            <text:p>Aug-0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2:03:09.973815481">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0T12:05:35.255914824</dc:date>
    <meta:generator>LibreOffice/6.4.4.2$Linux_X86_64 LibreOffice_project/40$Build-2</meta:generator>
    <meta:editing-duration>PT3H44M16S</meta:editing-duration>
    <meta:editing-cycles>87</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0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startDateMonth = Split(startDate, "/")(0)
    'startDateDay = Split(startDate, "/")(1)
    'startDateYear = Split(startDate, "/")(2)  
    startDateMonth = Split(startDate, "-")(0)
    startDateDay = Split(startDate, "-")(1)
    startDateYear = Split(startDate, "-")(2)  

    'B7
    endDate = CDate(myMainWorksheet.getCellByPosition(1, 6).Value)
    endDate = Split(endDate, " ")(0)
    'edited by Mike, 20200810
    'Note: variation in Linux Operating System, e.g. LUBUNTU
    'Instead of "/", we use "-".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removed by Mike, 20200810
'        newWorkbook = ThisComponent        
    Else
		'TO-DO: -update: this; "invalid parameter"
'		sPath = DirectoryNameoutofPath(ThisComponent.getURL(),"/")
'		sFileName = "weeklyCollectionReportWorkbookFileName.ods"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added by Mike, 20200810       
    newWorkbook = ThisComponent

    'Sheets.insertNewByName(Name, p)
    outputWorksheetName = "Report"
	if (Not newWorkbook.Sheets.hasByName("legend")) Then
	    newWorkbook.Sheets.insertNewByName(outputWorksheetName, 0)
    End If

'    if (NewWorkbook.Sheets.getByName("legend")) Then
'		NewWorkbook.Sheets.removeByName("legend")
'    EndIf

'    if (NewWorkbook.Sheets.has("202008")) Then
'		NewWorkbook.Sheets.removeByName("202008")
'    EndIf
'	NewWorkbook.Sheets.removeByName("legend")
    
	oSheets=newWorkbook.Sheets
	iTotalSheetCount=oSheets.getcount() rem i is the number of sheets
    iCount=1
    
    MsgBox(iTotalSheetCount)
    
    'TO-DO: -add: put the worksheet names in a container; then use removeByName(...)
    While (iCount &lt; iTotalSheetCount-1)
'    	MsgBox("iCount : " &amp; iCount )

        worksheet = oSheets.getByIndex(iCount)
'    	MsgBox("worksheet Name: " &amp; worksheet.Name)

        oSheets.removeByName(worksheet.Name)
    	iCount=iCount+1
    Wend    

     worksheet = oSheets.getByIndex(1)
     oSheets.removeByName(wor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